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e67f4" officeooo:paragraph-rsid="002e67f4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T1" style:family="text">
      <style:text-properties officeooo:rsid="00300fb5"/>
    </style:style>
    <style:style style:name="T2" style:family="text">
      <style:text-properties officeooo:rsid="00305859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City Places(city spots) </text:h>
      <text:p text:style-name="P1"/>
      <text:section text:style-name="Sect1" text:name="Section1">
        <text:list xml:id="list1765795728" text:style-name="L1">
          <text:list-item>
            <text:p text:style-name="P3"><text:s/>Airport.</text:p>
          </text:list-item>
          <text:list-item>
            <text:p text:style-name="P3"><text:s/>Bakery. </text:p>
          </text:list-item>
          <text:list-item>
            <text:p text:style-name="P3"><text:s/>Bank.</text:p>
          </text:list-item>
          <text:list-item>
            <text:p text:style-name="P3"><text:s/>beauty salon.</text:p>
          </text:list-item>
          <text:list-item>
            <text:p text:style-name="P3"><text:s/>Bookstore.</text:p>
          </text:list-item>
          <text:list-item>
            <text:p text:style-name="P3"><text:s/>bus station.</text:p>
          </text:list-item>
          <text:list-item>
            <text:p text:style-name="P3"><text:s/>bus stop.</text:p>
          </text:list-item>
          <text:list-item>
            <text:p text:style-name="P3"><text:s/>Butchery.</text:p>
          </text:list-item>
          <text:list-item>
            <text:p text:style-name="P3"><text:s/>Cemetery.</text:p>
          </text:list-item>
          <text:list-item>
            <text:p text:style-name="P3"><text:s/>Church.</text:p>
          </text:list-item>
          <text:list-item>
            <text:p text:style-name="P3"><text:s/>city hall.</text:p>
          </text:list-item>
          <text:list-item>
            <text:p text:style-name="P3"><text:s/>clothes shop (<text:span text:style-name="T2">clothes </text:span>store).</text:p>
          </text:list-item>
          <text:list-item>
            <text:p text:style-name="P3"><text:s/>college (graduation gown).</text:p>
          </text:list-item>
          <text:list-item>
            <text:p text:style-name="P3"><text:s/>day care.</text:p>
          </text:list-item>
          <text:list-item>
            <text:p text:style-name="P3"><text:s/>dentist office.</text:p>
          </text:list-item>
          <text:list-item>
            <text:p text:style-name="P3"><text:s/><text:span text:style-name="T1">E</text:span>nglish school.</text:p>
          </text:list-item>
          <text:list-item>
            <text:p text:style-name="P3"><text:s/>Factory.</text:p>
          </text:list-item>
          <text:list-item>
            <text:p text:style-name="P3"><text:s/>fast food.</text:p>
          </text:list-item>
          <text:list-item>
            <text:p text:style-name="P3"><text:s/>fire station.</text:p>
          </text:list-item>
          <text:list-item>
            <text:p text:style-name="P3"><text:s/>flower shop.</text:p>
          </text:list-item>
          <text:list-item>
            <text:p text:style-name="P3"><text:s/>gas station.</text:p>
          </text:list-item>
          <text:list-item>
            <text:p text:style-name="P3"><text:s/>grocery store.</text:p>
          </text:list-item>
          <text:list-item>
            <text:p text:style-name="P3"><text:s/>Gym.</text:p>
          </text:list-item>
          <text:list-item>
            <text:p text:style-name="P3"><text:s/>Hospital.</text:p>
          </text:list-item>
          <text:list-item>
            <text:p text:style-name="P3"><text:s/>Hotel.</text:p>
          </text:list-item>
          <text:list-item>
            <text:p text:style-name="P3"><text:s/>Library.</text:p>
          </text:list-item>
          <text:list-item>
            <text:p text:style-name="P3"><text:s/>Museum.</text:p>
          </text:list-item>
          <text:list-item>
            <text:p text:style-name="P3"><text:s/>Newsstand.</text:p>
          </text:list-item>
          <text:list-item>
            <text:p text:style-name="P3"><text:s/>Park.</text:p>
          </text:list-item>
          <text:list-item>
            <text:p text:style-name="P3"><text:s/>parking lot.</text:p>
          </text:list-item>
          <text:list-item>
            <text:p text:style-name="P3"><text:s/>pet shop.</text:p>
          </text:list-item>
          <text:list-item>
            <text:p text:style-name="P3"><text:s/>Pharmacy.</text:p>
          </text:list-item>
          <text:list-item>
            <text:p text:style-name="P3"><text:s/>Playground.</text:p>
          </text:list-item>
          <text:list-item>
            <text:p text:style-name="P3"><text:s/>police station.</text:p>
          </text:list-item>
          <text:list-item>
            <text:p text:style-name="P3"><text:s/>post office.</text:p>
          </text:list-item>
          <text:list-item>
            <text:p text:style-name="P3"><text:s/>Restaurant.</text:p>
          </text:list-item>
          <text:list-item>
            <text:p text:style-name="P3"><text:s/>shoe shop (<text:span text:style-name="T2">shoe </text:span>store).</text:p>
          </text:list-item>
          <text:list-item>
            <text:p text:style-name="P3"><text:s/>square (public square).</text:p>
          </text:list-item>
          <text:list-item>
            <text:p text:style-name="P3"><text:s/>stadium.</text:p>
          </text:list-item>
          <text:list-item>
            <text:p text:style-name="P3"><text:s/>Subway.</text:p>
          </text:list-item>
          <text:list-item>
            <text:p text:style-name="P3"><text:s/>Supermarket.</text:p>
          </text:list-item>
          <text:list-item>
            <text:p text:style-name="P3"><text:s/>Theater.</text:p>
          </text:list-item>
          <text:list-item>
            <text:p text:style-name="P3"><text:s/>train station.</text:p>
          </text:list-item>
          <text:list-item>
            <text:p text:style-name="P3"><text:s/>Zoo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6T09:28:38.736000000</dc:date>
    <dc:creator>E G</dc:creator>
    <meta:editing-duration>PT2H3M9S</meta:editing-duration>
    <meta:editing-cycles>25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5" meta:word-count="118" meta:character-count="681" meta:non-whitespace-character-count="606"/>
    <meta:user-defined meta:name="DocumentEncoding">utf-8</meta:user-defined>
    <meta:user-defined meta:name="HTML" meta:value-type="boolean">true</meta:user-defined>
  </office:meta>
</office:document-meta>
</file>